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f2" officeooo:paragraph-rsid="001c89f2"/>
    </style:style>
    <style:style style:name="P2" style:family="paragraph" style:parent-style-name="Standard">
      <style:text-properties officeooo:paragraph-rsid="001c89f2"/>
    </style:style>
    <style:style style:name="P3" style:family="paragraph" style:parent-style-name="Standard">
      <style:text-properties officeooo:paragraph-rsid="0020be72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89f2" officeooo:paragraph-rsid="001c89f2" style:font-weight-asian="bold" style:font-weight-complex="bold"/>
    </style:style>
    <style:style style:name="P5" style:family="paragraph" style:parent-style-name="Standard">
      <style:text-properties officeooo:rsid="002432dd" officeooo:paragraph-rsid="002432dd"/>
    </style:style>
    <style:style style:name="P6" style:family="paragraph" style:parent-style-name="Standard">
      <style:text-properties fo:font-weight="bold" officeooo:rsid="002432dd" officeooo:paragraph-rsid="002432dd" style:font-weight-asian="bold" style:font-weight-complex="bold"/>
    </style:style>
    <style:style style:name="P7" style:family="paragraph" style:parent-style-name="Standard">
      <style:text-properties officeooo:paragraph-rsid="00256cdd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25efa8"/>
    </style:style>
    <style:style style:name="P10" style:family="paragraph" style:parent-style-name="Text_20_body">
      <style:text-properties officeooo:paragraph-rsid="0027836d"/>
    </style:style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Preformatted_20_Text">
      <style:text-properties officeooo:paragraph-rsid="0025efa8"/>
    </style:style>
    <style:style style:name="P13" style:family="paragraph" style:parent-style-name="Preformatted_20_Text">
      <style:text-properties officeooo:paragraph-rsid="002783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be72" style:font-weight-asian="bold" style:font-weight-complex="bold"/>
    </style:style>
    <style:style style:name="T3" style:family="text">
      <style:text-properties fo:font-weight="bold" officeooo:rsid="002432dd" style:font-weight-asian="bold" style:font-weight-complex="bold"/>
    </style:style>
    <style:style style:name="T4" style:family="text">
      <style:text-properties officeooo:rsid="00231bc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62374"/>
    </style:style>
    <style:style style:name="T7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262374" style:font-name-asian="DejaVu Sans Mono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27836d" style:font-name-asian="DejaVu Sans Mono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7c158" style:font-name-asian="DejaVu Sans Mono" style:font-size-asian="10pt" style:font-name-complex="Liberation Mono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UNTES GIT</text:p>
      <text:p text:style-name="P1"/>
      <text:p text:style-name="P1"/>
      <text:p text:style-name="P7"><text:span text:style-name="T3">Basico</text:span><text:span text:style-name="T1">:</text:span><text:line-break/><text:line-break/>git init // inicia proycto seuusa solo una vez <text:line-break/>git status // muestra lo que ya subimos o lo que nos falta por subir <text:line-break/>git add // adiciona carpetas <text:line-break/>git commit -m "mensaje" /// asigna cmentarios de lo que cambiamos </text:p>
      <text:p text:style-name="P7"><text:span text:style-name="Strong_20_Emphasis"><text:span text:style-name="Emphasis"><text:span text:style-name="T5">git commit --amend -m “aquí escribo mi commit”</text:span></text:span></text:span><text:line-break/><text:span text:style-name="Emphasis">git shortlog / </text:span>git log /// miestra todos los commit que hicimos <text:line-break/>git checkout <text:line-break/>git reset --soft  //no borra codigo  <text:line-break/>git reset --mixed // avanzado <text:line-break/>git reset --hard   //borra todo </text:p>
      <text:p text:style-name="P5"/>
      <text:p text:style-name="P5"/>
      <text:p text:style-name="P6">Ramas:</text:p>
      <text:p text:style-name="P6"/>
      <text:p text:style-name="P2"><text:span text:style-name="Emphasis">git branch /// mustra las ramas <text:line-break/>git branch nombre // crea una rama <text:line-break/>git checkout // moverse en las ramas <text:line-break/>git branch -d // borra ramas <text:line-break/>git merge Rama // adiciona toda la rama en la rama que estamos pocicionados</text:span></text:p>
      <text:p text:style-name="P2"><text:span text:style-name="Emphasis"/></text:p>
      <text:p text:style-name="P2"><text:span text:style-name="Emphasis"><text:span text:style-name="T1"/></text:span></text:p>
      <text:p text:style-name="P3"><text:span text:style-name="Emphasis"><text:span text:style-name="T2">Con GitHub:</text:span></text:span></text:p>
      <text:p text:style-name="P2"><text:span text:style-name="Emphasis"/></text:p>
      <text:p text:style-name="P9"><text:span text:style-name="Emphasis">git remote add origin link_github // conectar con github </text:span></text:p>
      <text:p text:style-name="P9"><text:span text:style-name="Emphasis">git remote -v // ver nuestra conexion</text:span></text:p>
      <text:p text:style-name="P12"><text:span text:style-name="Emphasis"><text:span text:style-name="T7">git fetch [remote-name] // </text:span></text:span><text:span text:style-name="Emphasis"><text:span text:style-name="T8">copiar contenidoque no tenemos a nuestro directorio</text:span></text:span></text:p>
      <text:p text:style-name="P12"><text:span text:style-name="Emphasis"><text:span text:style-name="T7"/></text:span></text:p>
      <text:p text:style-name="Text_20_body"><text:span text:style-name="Emphasis"><text:span text:style-name="T7">git fetch </text:span></text:span><text:span text:style-name="Emphasis"><text:span text:style-name="T10">(origin)</text:span></text:span><text:span text:style-name="Emphasis"><text:span text:style-name="T7">// <text:s/>trae los cambios, pero los deja en otro branch, hasta que se hace el git merge para traerlos al branch local.</text:span></text:span></text:p>
      <text:p text:style-name="P13"><text:span text:style-name="Emphasis"><text:span text:style-name="T7"/></text:span></text:p>
      <text:p text:style-name="P10"><text:span text:style-name="Emphasis"><text:span text:style-name="T7">git merge </text:span></text:span><text:span text:style-name="Emphasis"><text:span text:style-name="T9">origin/master</text:span></text:span><text:span text:style-name="Emphasis"><text:span text:style-name="T7"> // </text:span></text:span><text:span text:style-name="Emphasis"><text:span text:style-name="T9">fusiona contenido del git fetch origin de repositorio <text:s/>3º.</text:span></text:span></text:p>
      <text:p text:style-name="P9"><text:span text:style-name="Emphasis"/></text:p>
      <text:p text:style-name="Text_20_body">git remote remove origin // eliminar repositorio remoto</text:p>
      <text:p text:style-name="Text_20_body">git push origin master // enviar cambios a github <text:span text:style-name="T4">(master se puede remplazar por otra rama/branch diferente)</text:span></text:p>
      <text:list xml:id="list2934290077" text:style-name="L1">
        <text:list-item>
          <text:p text:style-name="P11">Issues : Son una forma de continuar, mejorar o solucionar un error en nuestros repositorios (proyectos) </text:p>
        </text:list-item>
        <text:list-item>
          <text:p text:style-name="P11">Milestones : Son grupos de issues que aplican para un proyecto, característica o periodo de tiempo. </text:p>
        </text:list-item>
        <text:list-item>
          <text:p text:style-name="P8">Labels: son una manera de organizar distintos tipos de problemas. </text:p>
        </text:list-item>
      </text:list>
      <text:p text:style-name="P2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3:17.441904448</meta:creation-date>
    <dc:date>2017-11-30T11:15:14.339933914</dc:date>
    <meta:editing-duration>PT54M53S</meta:editing-duration>
    <meta:editing-cycles>10</meta:editing-cycles>
    <meta:generator>LibreOffice/5.4.1.2$Linux_X86_64 LibreOffice_project/40m0$Build-2</meta:generator>
    <meta:document-statistic meta:table-count="0" meta:image-count="0" meta:object-count="0" meta:page-count="1" meta:paragraph-count="16" meta:word-count="262" meta:character-count="1514" meta:non-whitespace-character-count="1251"/>
  </office:meta>
</office:document-meta>
</file>